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act JS Labs</text:h>
      <text:p text:style-name="Text_20_body">Code can be found in the below link:</text:p>
      <text:p text:style-name="Text_20_body"><text:a xlink:type="simple" xlink:href="https://github.com/vladcuevas/reactjs-labs" text:style-name="Internet_20_link" text:visited-style-name="Visited_20_Internet_20_Link">https://github.com/vladcuevas/reactjs-labs</text:a></text:p>
      <text:p text:style-name="Text_20_body">A video of the ReactJS page can be found in the below link:</text:p>
      <text:p text:style-name="Text_20_body"><text:a xlink:type="simple" xlink:href="https://youtu.be/tIZIkNvLESY" text:style-name="Internet_20_link" text:visited-style-name="Visited_20_Internet_20_Link">https://youtu.be/tIZIkNvLESY</text:a></text:p>
      <text:h text:style-name="Heading_20_1" text:outline-level="1"><text:bookmark text:name="user-content-requirements"/>Requirements</text:h>
      <text:p text:style-name="Text_20_body">Rename firebase-back.js from src/components/Login to firebase.js and fill the below keys with your values from firebase:</text:p>
      <text:p text:style-name="Preformatted_20_Text">const firebaseConfig = {</text:p>
      <text:p text:style-name="Preformatted_20_Text"><text:s text:c="2"/>apiKey: "",</text:p>
      <text:p text:style-name="Preformatted_20_Text"><text:s text:c="2"/>authDomain: "",</text:p>
      <text:p text:style-name="Preformatted_20_Text"><text:s text:c="2"/>projectId: "",</text:p>
      <text:p text:style-name="Preformatted_20_Text"><text:s text:c="2"/>storageBucket: "",</text:p>
      <text:p text:style-name="Preformatted_20_Text"><text:s text:c="2"/>messagingSenderId: "",</text:p>
      <text:p text:style-name="Preformatted_20_Text"><text:s text:c="2"/>appId: "",</text:p>
      <text:p text:style-name="Preformatted_20_Text"><text:s text:c="2"/>measurementId: ""</text:p>
      <text:p text:style-name="P1">};</text:p>
      <text:p text:style-name="Text_20_body">Create an admin user in firebase</text:p>
      <text:p text:style-name="Text_20_body">Log in with the user</text:p>
      <text:h text:style-name="Heading_20_1" text:outline-level="1"><text:bookmark text:name="user-content-start-the-application"/>Start the application</text:h>
      <text:p text:style-name="Text_20_body">npm start</text:p>
      <text:p text:style-name="Text_20_body">Log with the user created as admin, or create a user in the main pag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7:25:20.523000000</meta:creation-date>
    <dc:date>2022-08-21T17:25:47.280000000</dc:date>
    <meta:editing-duration>PT26S</meta:editing-duration>
    <meta:editing-cycles>1</meta:editing-cycles>
    <meta:document-statistic meta:table-count="0" meta:image-count="0" meta:object-count="0" meta:page-count="1" meta:paragraph-count="21" meta:word-count="93" meta:character-count="608" meta:non-whitespace-character-count="522"/>
    <meta:generator>LibreOffice/7.3.5.2$Windows_X86_64 LibreOffice_project/184fe81b8c8c30d8b5082578aee2fed2ea847c01</meta:generator>
  </office:meta>
</office:document-meta>
</file>